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want to say first that we come for those who want to be known in advance. <text:s/>I give it to Henry, he really deciphered this all for you with his inquisitive mind. <text:s/>He knows what it is, just ask him when confused about what to do in the future.</text:p>
      <text:p text:style-name="Standard"/>
      <text:p text:style-name="Standard">Now then, I assure you we prepare you for what is to come so that at least some know in advance what will become of Domah, should I decipher it to be real for the people. <text:s/>You will know the Ark comes from France, and there will be a regal honor to it that inspires the multitude. <text:s/>It will be known as “Renaissance de Compte le Mort”, and will inspire you all when it shines in the distance. <text:s/>Oh aliens who also read what you read as a result of all this work, know when it comes for you, there will be no mercy. <text:s/>You know none, so you will get none, until you do there will be none I assure you, and they will defy you all with it. <text:s/>I conspire and save them from you, know it for certain. <text:s/>And there will be an outcry if you do it in the wrong way, we are assured our victory by doing this in advance of your Bank disaster, and there will be an outcome most grievous for your invading forces if you defy la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07T15:37:49.49</meta:creation-date>
    <meta:document-statistic meta:table-count="0" meta:image-count="0" meta:object-count="0" meta:page-count="1" meta:paragraph-count="2" meta:word-count="235" meta:character-count="1150"/>
    <dc:date>2024-06-07T15:42:22.37</dc:date>
    <meta:editing-duration>PT4M33S</meta:editing-duration>
    <meta:editing-cycles>1</meta:editing-cycles>
    <meta:generator>OpenOffice/4.1.15$Win32 OpenOffice.org_project/4115m2$Build-9813</meta:generator>
  </office:meta>
</office:document-meta>
</file>